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74db0" officeooo:paragraph-rsid="00174db0"/>
    </style:style>
    <style:style style:name="P2" style:family="paragraph" style:parent-style-name="Standard">
      <style:text-properties officeooo:paragraph-rsid="00174db0"/>
    </style:style>
    <style:style style:name="P3" style:family="paragraph" style:parent-style-name="Standard">
      <style:text-properties style:font-name="FreeMono" officeooo:paragraph-rsid="00174db0"/>
    </style:style>
    <style:style style:name="P4" style:family="paragraph" style:parent-style-name="Standard">
      <style:text-properties style:font-name="FreeMono" fo:font-weight="bold" officeooo:rsid="001b0ee7" officeooo:paragraph-rsid="001b0ee7" style:font-weight-asian="bold" style:font-weight-complex="bold"/>
    </style:style>
    <style:style style:name="P5" style:family="paragraph" style:parent-style-name="Text_20_body">
      <style:text-properties officeooo:rsid="001a07d0" officeooo:paragraph-rsid="001a07d0"/>
    </style:style>
    <style:style style:name="P6" style:family="paragraph" style:parent-style-name="Standard">
      <style:text-properties officeooo:rsid="00174db0" officeooo:paragraph-rsid="00174db0"/>
    </style:style>
    <style:style style:name="P7" style:family="paragraph" style:parent-style-name="Standard">
      <style:text-properties officeooo:rsid="001be95f" officeooo:paragraph-rsid="001be95f"/>
    </style:style>
    <style:style style:name="P8" style:family="paragraph" style:parent-style-name="Standard">
      <style:text-properties officeooo:paragraph-rsid="001e34c6"/>
    </style:style>
    <style:style style:name="T1" style:family="text">
      <style:text-properties officeooo:rsid="00174db0"/>
    </style:style>
    <style:style style:name="T2" style:family="text">
      <style:text-properties officeooo:rsid="0017f086"/>
    </style:style>
    <style:style style:name="T3" style:family="text">
      <style:text-properties officeooo:rsid="0018b628"/>
    </style:style>
    <style:style style:name="T4" style:family="text">
      <style:text-properties officeooo:rsid="0019287b"/>
    </style:style>
    <style:style style:name="T5" style:family="text">
      <style:text-properties officeooo:rsid="001a07d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cbce7" style:font-weight-asian="bold" style:font-weight-complex="bold"/>
    </style:style>
    <style:style style:name="T8" style:family="text">
      <style:text-properties officeooo:rsid="001cbce7"/>
    </style:style>
    <style:style style:name="T9" style:family="text">
      <style:text-properties fo:font-weight="normal" officeooo:rsid="001cbce7" style:font-weight-asian="normal" style:font-weight-complex="normal"/>
    </style:style>
    <style:style style:name="T10" style:family="text">
      <style:text-properties style:text-line-through-style="none" style:text-line-through-type="none" officeooo:rsid="00174db0"/>
    </style:style>
    <style:style style:name="T11" style:family="text">
      <style:text-properties style:text-line-through-style="none" style:text-line-through-type="none" officeooo:rsid="001e34c6"/>
    </style:style>
    <style:style style:name="T12" style:family="text">
      <style:text-properties style:text-line-through-style="none" style:text-line-through-type="none" officeooo:rsid="001fa9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alyse de traceroute avec capture de trame et démonstration du fonctionnement de cet outils avec options U/T/I</text:p>
      <text:h text:style-name="Heading_20_2" text:outline-level="2">Analyse de traceroute :</text:h>
      <text:p text:style-name="P7">La commande <text:span text:style-name="T6">traceroute</text:span> permet de déterminer l’acheminement d’un paquet IP ; par quels routeurs le paquet passe pour arriver jusqu’à sa cible. <text:span text:style-name="T8">Voici comment la commande </text:span><text:span text:style-name="T7">traceroute </text:span><text:span text:style-name="T9">fait pour pouvoir déterminer ce chemin :</text:span></text:p>
      <text:p text:style-name="P8"><text:span text:style-name="T10">Traceroute envoie des paquets sondes (3 par défaut) vers une adresse de destination </text:span><text:span text:style-name="T12">avec</text:span><text:span text:style-name="T10"> un même Time-</text:span><text:span text:style-name="T11">To-Live</text:span><text:span text:style-name="T1"> (correspond à temps de vie en français et commence à 1 par défaut). Cela signifie que, selon le nombre, le paquet pourra aller jusqu’à un certain routeur. A chaque routeur que le paquet IP traverse, le Time-To-Live diminue de 1. Une fois que le Time-To-Live retombe à zéro, il récupère son ancienne valeur la plus élevée pour l’incrémenter de 1, et ainsi recommencer ces sauts. <text:s/></text:span></text:p>
      <text:p text:style-name="P6">- Attente de la réponse ICMP "time exceeded" du/des routeur(s) correspondant au TTL envoyé</text:p>
      <text:p text:style-name="P2">- <text:span text:style-name="T2">Incrémentation du TTL jusqu’à "port </text:span>unreachable" <text:span text:style-name="T4">qui signifie soit :</text:span></text:p>
      <text:p text:style-name="P2"><text:tab/>-<text:span text:style-name="T4">qu’on a atteint l’hôte recherché</text:span></text:p>
      <text:p text:style-name="P2"><text:tab/>-<text:span text:style-name="T4">qu’on a dépassé </text:span></text:p>
      <text:p text:style-name="P2">- * <text:span text:style-name="T3">si pas de réponse</text:span></text:p>
      <text:p text:style-name="P2"/>
      <text:p text:style-name="P5">Commande traceroute (voir wiresharkTR-UDP) :</text:p>
      <text:p text:style-name="P3">root@osavio:/home/oriane# traceroute www.ac-toulouse.fr -<text:span text:style-name="T5">m16</text:span></text:p>
      <text:p text:style-name="P3">traceroute to www.ac-toulouse.fr (4.26.245.126), 30 hops max, 60 byte packets</text:p>
      <text:p text:style-name="P3"><text:s/>1 <text:s/>_gateway (10.214.255.254) <text:s/>2.213 ms <text:s/>2.539 ms <text:s/>2.999 ms</text:p>
      <text:p text:style-name="P3"><text:s/>2 <text:s/>GW.iutbeziers.fr (194.199.227.254) <text:s/>1.285 ms <text:s/>1.508 ms <text:s/>1.419 ms</text:p>
      <text:p text:style-name="P3"><text:s/>3 <text:s/>10.3.7.25 (10.3.7.25) <text:s/>3.402 ms <text:s/>3.416 ms <text:s/>3.339 ms</text:p>
      <text:p text:style-name="P3"><text:s/>4 <text:s/>* * *</text:p>
      <text:p text:style-name="P3"><text:s/>5 <text:s/>193.51.180.181 (193.51.180.181) <text:s/>6.064 ms <text:s/>6.039 ms <text:s/>5.996 ms</text:p>
      <text:p text:style-name="P3"><text:s/>6 <text:s/>xe0-0-3-marseille1-rtr-131.noc.renater.fr (193.51.177.236) <text:s/>5.655 ms xe1-0-3-marseille1-rtr-131.noc.renater.fr (193.51.177.18) <text:s/>5.510 ms xe0-0-3-marseille1-rtr-131.noc.renater.fr (193.51.177.236) <text:s/>5.357 ms</text:p>
      <text:p text:style-name="P3"><text:s/>7 <text:s/>be4906.201.ccr21.mrs01.atlas.cogentco.com (149.6.155.233) <text:s/>5.790 ms <text:s/>6.145 ms <text:s/>5.933 ms</text:p>
      <text:p text:style-name="P3"><text:s/>8 <text:s/>be3092.ccr41.par01.atlas.cogentco.com (130.117.49.153) <text:s/>16.556 ms <text:s/>16.384 ms <text:s/>17.072 ms</text:p>
      <text:p text:style-name="P3"><text:s/>9 <text:s/>be2102.ccr32.par04.atlas.cogentco.com (154.54.61.18) <text:s/>16.905 ms <text:s/>16.998 ms be3183.ccr31.par04.atlas.cogentco.com (154.54.38.66) <text:s/>16.946 ms</text:p>
      <text:p text:style-name="P3">10 <text:s/>be2151.agr21.par04.atlas.cogentco.com (154.54.61.34) <text:s/>16.834 ms <text:s/>17.032 ms be3169.agr21.par04.atlas.cogentco.com (154.54.37.238) <text:s/>16.992 ms</text:p>
      <text:p text:style-name="P3">11 <text:s/>* * *</text:p>
      <text:p text:style-name="P3">12 <text:s/>ae-1-7.bar2.Brussels1.Level3.net (4.69.148.181) <text:s/>28.729 ms <text:s/>28.262 ms <text:s/>28.206 ms</text:p>
      <text:p text:style-name="P3">13 <text:s/>* * *</text:p>
      <text:p text:style-name="P3">14 <text:s/>* * *</text:p>
      <text:p text:style-name="P3">15 <text:s/>* * *</text:p>
      <text:p text:style-name="P3">16 <text:s/>* * *</text:p>
      <text:p text:style-name="P3"/>
      <text:p text:style-name="P4"><text:soft-page-break/>OPTION UDP</text:p>
      <text:p text:style-name="P3">root@osavio:/home/oriane/Bureau/traceroute# traceroute www.ac-toulouse.fr -m 16 -U</text:p>
      <text:p text:style-name="P3">traceroute to www.ac-toulouse.fr (8.254.214.254), 16 hops max, 60 byte packets</text:p>
      <text:p text:style-name="P3"><text:s/>1 <text:s/>_gateway (10.214.255.254) <text:s/>4.825 ms <text:s/>5.119 ms <text:s/>5.475 ms</text:p>
      <text:p text:style-name="P3"><text:s/>2 <text:s/>GW.iutbeziers.fr (194.199.227.254) <text:s/>0.931 ms <text:s/>0.667 ms <text:s/>1.620 ms</text:p>
      <text:p text:style-name="P3"><text:s/>3 <text:s/>10.3.7.25 (10.3.7.25) <text:s/>12.556 ms <text:s/>12.983 ms <text:s/>12.498 ms</text:p>
      <text:p text:style-name="P3"><text:s/>4 <text:s/>* * *</text:p>
      <text:p text:style-name="P3"><text:s/>5 <text:s/>193.51.180.181 (193.51.180.181) <text:s/>14.995 ms <text:s/>14.933 ms <text:s/>15.388 ms</text:p>
      <text:p text:style-name="P3"><text:s/>6 <text:s/>xe1-0-3-marseille1-rtr-131.noc.renater.fr (193.51.177.18) <text:s/>14.802 ms xe0-0-3-marseille1-rtr-131.noc.renater.fr (193.51.177.236) <text:s/>15.109 ms xe1-0-3-marseille1-rtr-131.noc.renater.fr (193.51.177.18) <text:s/>15.136 ms</text:p>
      <text:p text:style-name="P3"><text:s/>7 <text:s/>be4906.201.ccr21.mrs01.atlas.cogentco.com (149.6.155.233) <text:s/>15.521 ms <text:s/>15.783 ms <text:s/>17.525 ms</text:p>
      <text:p text:style-name="P3"><text:s/>8 <text:s/>be3092.ccr41.par01.atlas.cogentco.com (130.117.49.153) <text:s/>26.472 ms <text:s/>26.990 ms <text:s/>26.922 ms</text:p>
      <text:p text:style-name="P3"><text:s/>9 <text:s/>be2102.ccr32.par04.atlas.cogentco.com (154.54.61.18) <text:s/>26.673 ms be3183.ccr31.par04.atlas.cogentco.com (154.54.38.66) <text:s/>27.440 ms be2102.ccr32.par04.atlas.cogentco.com (154.54.61.18) <text:s/>27.362 ms</text:p>
      <text:p text:style-name="P3">10 <text:s/>be3169.agr21.par04.atlas.cogentco.com (154.54.37.238) <text:s/>27.264 ms <text:s/>27.133 ms <text:s/>27.121 ms</text:p>
      <text:p text:style-name="P3">11 <text:s/>level3.par04.atlas.cogentco.com (130.117.14.94) <text:s/>26.941 ms <text:s/>26.915 ms <text:s/>26.190 ms</text:p>
      <text:p text:style-name="P3">12 <text:s/>ae-1-3108.edge4.Paris1.Level3.net (4.69.159.90) <text:s/>25.426 ms <text:s/>26.727 ms <text:s/>26.626 ms</text:p>
      <text:p text:style-name="P3">13 <text:s/>* * *</text:p>
      <text:p text:style-name="P3">14 <text:s/>* * *</text:p>
      <text:p text:style-name="P3">15 <text:s/>* * *</text:p>
      <text:p text:style-name="P3">16 <text:s/>* * *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/>
      <style:text-properties style:font-name="DejaVu Sans" fo:font-family="'DejaVu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74db0" officeooo:paragraph-rsid="00174db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RACEROUT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3:46:31.962436539</meta:creation-date>
    <dc:date>2020-02-20T23:31:58.227356355</dc:date>
    <meta:editing-duration>PT1H3M34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48" meta:word-count="463" meta:character-count="3644" meta:non-whitespace-character-count="3111"/>
  </office:meta>
</office:document-meta>
</file>